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15ed4d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5ed4d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Fail-safe и fail-fast это два разных подхода к обработке исключений в Java коллекциях. Fail-fast проверяет наличие изменений в коллекции сразу же после обнаружения изменений, выбрасывая исключение ConcurrentModificationException. Fail-safe делает копию коллекции перед обходом и позволяет изменять исходную коллекцию в процессе обхода.</text:p>
        </text:list-item>
      </text:list>
      <text:p text:style-name="P3"/>
      <text:list text:continue-numbering="true" text:style-name="L1">
        <text:list-item>
          <text:p text:style-name="P1">Iterator - это интерфейс, который позволяет обойти коллекцию и получить доступ к ее элементам. Он поддерживает удаление элементов во время обхода. Enumeration - это интерфейс, который также позволяет обойти коллекцию, но он был введен раньше Iterator и не поддерживает удаление элементов.</text:p>
        </text:list-item>
      </text:list>
      <text:p text:style-name="P4"/>
      <text:list text:continue-numbering="true" text:style-name="L1">
        <text:list-item>
          <text:p text:style-name="P1">Iterator и ListIterator - это интерфейсы для обхода коллекций. ListIterator дополнительно предоставляет возможность обхода коллекций в обоих направлениях, добавление элементов и изменение их значений.</text:p>
        </text:list-item>
      </text:list>
      <text:p text:style-name="P4"/>
      <text:list text:continue-numbering="true" text:style-name="L1">
        <text:list-item>
          <text:p text:style-name="P1">Итератор - это объект, который позволяет перебирать элементы коллекции. Он предоставляет методы для проверки наличия следующего элемента, получения следующего элемента и удаления текущего элемента.</text:p>
        </text:list-item>
      </text:list>
      <text:p text:style-name="P4"/>
      <text:list text:continue-numbering="true" text:style-name="L1">
        <text:list-item>
          <text:p text:style-name="P1">Для упорядочивания объектов в коллекции можно использовать методы sort() или compareTo() для классов, реализующих интерфейс Comparable. Для упорядочивания объектов в TreeSet или TreeMap, которые уже упорядочены, можно использовать свойства этих коллекций.</text:p>
        </text:list-item>
      </text:list>
      <text:p text:style-name="P4"/>
      <text:list text:continue-numbering="true" text:style-name="L1">
        <text:list-item>
          <text:p text:style-name="P1">Для получения коллекции только для чтения можно использовать метод unmodifiableCollection() класса Collections.</text:p>
        </text:list-item>
      </text:list>
      <text:p text:style-name="P4"/>
      <text:list text:continue-numbering="true" text:style-name="L1">
        <text:list-item>
          <text:p text:style-name="P1">Для получения немодифицируемой коллекции можно использовать методы asList() класса Collections.</text:p>
        </text:list-item>
      </text:list>
      <text:p text:style-name="P4"/>
      <text:list text:continue-numbering="true" text:style-name="L1">
        <text:list-item>
          <text:p text:style-name="P1">Для получения синхронизированной коллекции из несинхронизированной можно использовать методы synchronizedXxx() класса Collections, где Xxx - тип коллекции.</text:p>
        </text:list-item>
      </text:list>
      <text:p text:style-name="P4"/>
      <text:list text:continue-numbering="true" text:style-name="L1">
        <text:list-item>
          <text:p text:style-name="P1">Цикл foreach реализован с помощью итератора.</text:p>
        </text:list-item>
      </text:list>
      <text:p text:style-name="P4"/>
      <text:list text:continue-numbering="true" text:style-name="L1">
        <text:list-item>
          <text:p text:style-name="P1">Для перебора всех элементов List можно использовать цикл foreach, метод forEach() или итератор.</text:p>
        </text:list-item>
      </text:list>
      <text:p text:style-name="P4"/>
      <text:list text:continue-numbering="true" text:style-name="L1">
        <text:list-item>
          <text:p text:style-name="P1">В Java нет синхронизированных коллекций, которые были бы синхронизированы на уровне коллекции. Вместо этого синхронизация должна быть выполнена в клиентском коде, используя методы синхронизации коллекций.</text:p>
        </text:list-item>
      </text:list>
      <text:p text:style-name="P4"/>
      <text:list text:continue-numbering="true" text:style-name="L1">
        <text:list-item>
          <text:p text:style-name="P1">Класс Collections предоставляет методы для работы с коллекциями, такие как сортировка, поиск, перемешивание и т.д.</text:p>
        </text:list-item>
      </text:list>
      <text:p text:style-name="P4"/>
      <text:list text:continue-numbering="true" text:style-name="L1">
        <text:list-item>
          <text:p text:style-name="P1"><text:soft-page-break/>Map не наследуется от Collection, потому что Map представляет собой ассоциативный массив, где каждый элемент состоит из ключа и значения.</text:p>
        </text:list-item>
      </text:list>
      <text:p text:style-name="P4"/>
      <text:list text:continue-numbering="true" text:style-name="L1">
        <text:list-item>
          <text:p text:style-name="P1">Метод next() в итераторе используется для получения следующего элемента, но не перемещает курсор, потому что это может привести к непредсказуемым результатам. </text:p>
        </text:list-item>
      </text:list>
      <text:p text:style-name="P4"/>
      <text:list text:continue-numbering="true" text:style-name="L1">
        <text:list-item>
          <text:p text:style-name="P1">Метод add() не предусмотрен в интерфейсе Iterator, потому что он может привести к непредсказуемым результатам, может привести к тому, что новый элемент будет добавлен не там, где вы ожидаете </text:p>
        </text:list-item>
      </text:list>
      <text:p text:style-name="P4"/>
      <text:list text:continue-numbering="true" text:style-name="L1">
        <text:list-item>
          <text:p text:style-name="P1">HashSet и TreeSet - это реализации интерфейса Set, которые используют хеш-таблицы и красно-черные деревья соответственно для хранения элементов.</text:p>
        </text:list-item>
      </text:list>
      <text:p text:style-name="P4"/>
      <text:list text:continue-numbering="true" text:style-name="L1">
        <text:list-item>
          <text:p text:style-name="P1">ArrayDeque и TreeMap - это реализации коллекций, которые используют разные структуры данных. ArrayDeque - это двусторонняя очередь, основанная на массиве, а TreeMap - это сортированная карта, основанная на красно-черных деревьях.</text:p>
        </text:list-item>
      </text:list>
      <text:p text:style-name="P4"/>
      <text:list text:continue-numbering="true" text:style-name="L1">
        <text:list-item>
          <text:p text:style-name="P1">Если в Map положить два значения с одинаковым ключом, то старое значение будет заменено на новое.</text:p>
        </text:list-item>
      </text:list>
      <text:p text:style-name="P4"/>
      <text:list text:continue-numbering="true" text:style-name="L1">
        <text:list-item>
          <text:p text:style-name="P1">Чтобы не возникло исключение ConcurrentModificationException, нельзя изменять коллекцию во время итерации, если используется fail-fast поведение.</text:p>
        </text:list-item>
      </text:list>
      <text:p text:style-name="P4"/>
      <text:list text:continue-numbering="true" text:style-name="L1">
        <text:list-item>
          <text:p text:style-name="P1">Hashtable - это устаревшая реализация Map, которая синхронизирована. Вместо нее следует использовать классы из пакета java.util.concurrent, которые предоставляют более мощные и эффективные альтернативы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8T22:03:17.734000000</meta:creation-date>
    <dc:date>2024-05-08T22:11:04.865000000</dc:date>
    <meta:editing-duration>PT7M46S</meta:editing-duration>
    <meta:editing-cycles>5</meta:editing-cycles>
    <meta:generator>LibreOffice/7.6.6.3$Windows_X86_64 LibreOffice_project/d97b2716a9a4a2ce1391dee1765565ea469b0ae7</meta:generator>
    <meta:document-statistic meta:table-count="0" meta:image-count="0" meta:object-count="0" meta:page-count="2" meta:paragraph-count="20" meta:word-count="451" meta:character-count="3448" meta:non-whitespace-character-count="3035"/>
  </office:meta>
</office:document-meta>
</file>